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B500000361F598EFF9.png" manifest:media-type="image/png"/>
  <manifest:file-entry manifest:full-path="Pictures/10000001000001B500000361B69469FD.png" manifest:media-type="image/png"/>
  <manifest:file-entry manifest:full-path="Pictures/10000001000001B500000361FD86012D.png" manifest:media-type="image/png"/>
  <manifest:file-entry manifest:full-path="Pictures/10000001000001B5000003616B1D220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3892e" officeooo:paragraph-rsid="0003892e"/>
    </style:style>
    <style:style style:name="P2" style:family="paragraph" style:parent-style-name="Standard">
      <style:paragraph-properties fo:break-before="page"/>
      <style:text-properties officeooo:rsid="0003892e" officeooo:paragraph-rsid="0003892e"/>
    </style:style>
    <style:style style:name="P3" style:family="paragraph" style:parent-style-name="Standard">
      <style:paragraph-properties fo:break-before="page"/>
      <style:text-properties officeooo:paragraph-rsid="0003892e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<draw:frame draw:style-name="fr1" draw:name="Image1" text:anchor-type="char" svg:width="11.562cm" svg:height="22.886cm" draw:z-index="0"><draw:image xlink:href="Pictures/10000001000001B5000003616B1D220C.png" xlink:type="simple" xlink:show="embed" xlink:actuate="onLoad" draw:mime-type="image/png"/></draw:frame></text:p>
      <text:p text:style-name="P1"/>
      <text:p text:style-name="P2"/>
      <text:p text:style-name="P1">2<draw:frame draw:style-name="fr1" draw:name="Image2" text:anchor-type="char" svg:width="11.562cm" svg:height="22.886cm" draw:z-index="1"><draw:image xlink:href="Pictures/10000001000001B500000361FD86012D.png" xlink:type="simple" xlink:show="embed" xlink:actuate="onLoad" draw:mime-type="image/png"/></draw:frame><text:span text:style-name="T1"/></text:p>
      <text:p text:style-name="P1"/>
      <text:p text:style-name="P2"/>
      <text:p text:style-name="P1">3</text:p>
      <text:p text:style-name="P1"><draw:frame draw:style-name="fr1" draw:name="Image3" text:anchor-type="char" svg:width="11.562cm" svg:height="22.886cm" draw:z-index="2"><draw:image xlink:href="Pictures/10000001000001B500000361B69469FD.png" xlink:type="simple" xlink:show="embed" xlink:actuate="onLoad" draw:mime-type="image/png"/></draw:frame></text:p>
      <text:p text:style-name="P2">4<draw:frame draw:style-name="fr1" draw:name="Image4" text:anchor-type="char" svg:width="11.562cm" svg:height="22.886cm" draw:z-index="3"><draw:image xlink:href="Pictures/10000001000001B500000361F598EFF9.png" xlink:type="simple" xlink:show="embed" xlink:actuate="onLoad" draw:mime-type="image/png"/></draw:frame></text:p>
      <text:p text:style-name="P1"/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6-07T06:08:48.708587800</meta:creation-date>
    <dc:date>2025-06-07T06:11:25.649370788</dc:date>
    <meta:editing-duration>PT2M38S</meta:editing-duration>
    <meta:editing-cycles>1</meta:editing-cycles>
    <meta:document-statistic meta:table-count="0" meta:image-count="4" meta:object-count="0" meta:page-count="5" meta:paragraph-count="4" meta:word-count="4" meta:character-count="4" meta:non-whitespace-character-count="4"/>
    <meta:generator>LibreOffice/25.2.3.2$Linux_X86_64 LibreOffice_project/520$Build-2</meta:generator>
  </office:meta>
</office:document-meta>
</file>